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44544312640482516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392998393085095717"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55038081522451525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56176455706385231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2208319538771202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667528524099597694"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80751170314335623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97195035485678652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630517" text:continue-list="list880751170314335623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8334975672652959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2494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1211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38044" text:continue-numbering="true" text:style-name="L9">
        <text:list-item>
          <text:list>
            <text:list-header>
              <text:p text:style-name="P190">Warm down: <text:span text:style-name="T2">0.25 mile jog home</text:span></text:p>
              <text:p text:style-name="P191"/>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23426"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14372"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83144944343659463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548333863576513723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82111889664999039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36213"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32212260255912019" text:style-name="L13">
        <text:list-item>
          <text:list>
            <text:list-header>
              <text:p text:style-name="P184">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780943292098803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221099625612525553" text:style-name="L15">
        <text:list-item>
          <text:list>
            <text:list-header>
              <text:p text:style-name="P170">1.5 miles averaging about 9:40/mile and rest 1 min</text:p>
            </text:list-header>
          </text:list>
        </text:list-item>
      </text:list>
      <text:p text:style-name="P23">1 mile in 8:26 and rest 2 min</text:p>
      <text:list xml:id="list11484375284172678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056586345362734757" text:style-name="L17">
        <text:list-item>
          <text:list>
            <text:list-header>
              <text:p text:style-name="P172">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37012" text:continue-numbering="true" text:style-name="L17">
        <text:list-item>
          <text:list>
            <text:list-header>
              <text:p text:style-name="P172">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109375604403343790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9768453229967040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0098997579779720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630446" text:continue-list="list6497684532299670403" text:style-name="L19">
        <text:list-item>
          <text:list>
            <text:list-header>
              <text:p text:style-name="P174">(Pace*HR)=1240</text:p>
            </text:list-header>
          </text:list>
        </text:list-item>
      </text:list>
      <text:list xml:id="list36620962" text:continue-list="list1093756044033437900" text:style-name="L18">
        <text:list-item>
          <text:list>
            <text:list-header>
              <text:p text:style-name="P173">2 miles at 10:46/mile Ave HR= 121 bpm and rest a few minutes</text:p>
            </text:list-header>
          </text:list>
        </text:list-item>
      </text:list>
      <text:list xml:id="list36616623" text:continue-list="list3663044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61388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0121087358987498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83078812235172593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44080735522477851"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138557473068822319" text:style-name="L24">
        <text:list-item>
          <text:p text:style-name="P194">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18271963600046527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1763142502501983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634970" text:continue-numbering="true" text:style-name="L26">
        <text:list-item>
          <text:list>
            <text:list-header>
              <text:p text:style-name="P178">0.1 mile lead in to a 4 mile run</text:p>
              <text:p text:style-name="P187">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2023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783219585020011724"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37442268243721782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6006068597580200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So far this week 28.12 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409814626579931345" text:style-name="L30">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30T16:38:00.04</dc:date>
    <dc:creator>James Lombardi</dc:creator>
    <meta:editing-duration>P19DT20H26M44S</meta:editing-duration>
    <meta:editing-cycles>1577</meta:editing-cycles>
    <meta:generator>OpenOffice/4.1.2$Win32 OpenOffice.org_project/412m3$Build-9782</meta:generator>
    <meta:document-statistic meta:table-count="0" meta:image-count="9" meta:object-count="0" meta:page-count="163" meta:paragraph-count="4663" meta:word-count="50786" meta:character-count="260585"/>
  </office:meta>
</office:document-meta>
</file>